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2" office:value-type="string">
            <text:p>by Enes Witwit and Marcel Duerr</text:p>
          </table:table-cell>
          <table:table-cell table:style-name="ce10"/>
          <table:table-cell table:style-name="ce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HAPE FUNCTION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/>
          <table:table-cell office:value-type="string">
            <text:p>Gradients of shape functions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/>
          <table:table-cell office:value-type="string">
            <text:p>Global stiffness matrix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DE</text:p>
          </table:table-cell>
          <table:table-cell table:number-columns-repeated="2"/>
          <table:table-cell office:value-type="string">
            <text:p>node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table:style-name="ce11" office:value-type="string">
            <text:p>[matrix] no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mesh_siz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node_basis</text:p>
          </table:table-cell>
          <table:table-cell table:number-columns-repeated="2"/>
          <table:table-cell office:value-type="string">
            <text:p>[integer] node_number</text:p>
          </table:table-cell>
          <table:table-cell/>
          <table:table-cell office:value-type="string">
            <text:p>[vector] cell</text:p>
          </table:table-cell>
          <table:table-cell/>
          <table:table-cell office:value-type="string">
            <text:p>Shape functions locally defined on a cell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matrix] vertex</text:p>
          </table:table-cell>
          <table:table-cell/>
          <table:table-cell office:value-type="string">
            <text:p>[vector] shape_fun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c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matrix] no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integer] polynomial_de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node</text:p>
          </table:table-cell>
          <table:table-cell/>
          <table:table-cell office:value-type="string">
            <text:p>[vector] RHS</text:p>
          </table:table-cell>
          <table:table-cell/>
          <table:table-cell office:value-type="string">
            <text:p>Vector with the calculated integrals in right hand side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function] rhs_functio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matrix] SM_preconditione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rror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HELP FUNCTIONS</text:p>
          </table:table-cell>
          <table:table-cell table:number-columns-repeated="2"/>
          <table:table-cell office:value-type="string">
            <text:p>hf_eval_polynomial</text:p>
          </table:table-cell>
          <table:table-cell table:number-columns-repeated="2"/>
          <table:table-cell office:value-type="string">
            <text:p>[vector] polynomial</text:p>
          </table:table-cell>
          <table:table-cell/>
          <table:table-cell office:value-type="string">
            <text:p>[double] polynomial_val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double] x_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double] y_valu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2"/>
          <table:table-cell office:value-type="string">
            <text:p>[integer] order</text:p>
          </table:table-cell>
          <table:table-cell/>
          <table:table-cell office:value-type="string">
            <text:p>[double] volu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cell_numb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rpolation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12/23/2016</text:date>, <text:time>22:4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3T22:41:51</dc:date>
    <dc:creator>Enes Witwit</dc:creator>
    <meta:editing-duration>PT13H27M14S</meta:editing-duration>
    <meta:editing-cycles>45</meta:editing-cycles>
    <meta:generator>OpenOffice/4.1.2$Unix OpenOffice.org_project/412m3$Build-9782</meta:generator>
    <meta:document-statistic meta:table-count="3" meta:cell-count="98" meta:object-count="0"/>
  </office:meta>
</office:document-meta>
</file>